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widows="2" fo:orphans="2" fo:break-before="page" fo:text-align="center"/>
      <style:text-properties style:font-name="sans-serif" fo:font-size="20pt" style:font-size-asian="20pt" style:font-size-complex="20pt"/>
    </style:style>
    <style:style style:name="P2" style:parent-style-name="Standard" style:family="paragraph">
      <style:paragraph-properties fo:widows="2" fo:orphans="2" fo:text-align="center"/>
      <style:text-properties style:font-name="sans-serif" fo:font-size="20pt" style:font-size-asian="20pt" style:font-size-complex="20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text-properties fo:font-size="18pt" style:font-size-asian="18pt" style:font-size-complex="18pt"/>
    </style:style>
    <style:style style:name="T8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T9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T10" style:parent-style-name="Основнойшрифтабзаца" style:family="text">
      <style:text-properties fo:font-size="20pt" style:font-size-asian="20pt" style:font-size-complex="20pt"/>
    </style:style>
    <style:style style:name="T11" style:parent-style-name="Основнойшрифтабзаца" style:family="text">
      <style:text-properties fo:font-size="20pt" style:font-size-asian="20pt" style:font-size-complex="20pt"/>
    </style:style>
    <style:style style:name="P12" style:parent-style-name="Standard" style:family="paragraph">
      <style:text-properties fo:font-size="20pt" style:font-size-asian="20pt" style:font-size-complex="20pt"/>
    </style:style>
    <style:style style:name="T13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T14" style:parent-style-name="Основнойшрифтабзаца" style:family="text">
      <style:text-properties fo:font-size="20pt" style:font-size-asian="20pt" style:font-size-complex="20pt"/>
    </style:style>
    <style:style style:name="T15" style:parent-style-name="Основнойшрифтабзаца" style:family="text">
      <style:text-properties fo:font-size="20pt" style:font-size-asian="20pt" style:font-size-complex="20pt"/>
    </style:style>
    <style:style style:name="P16" style:parent-style-name="Standard" style:family="paragraph">
      <style:text-properties fo:font-size="20pt" style:font-size-asian="20pt" style:font-size-complex="20pt"/>
    </style:style>
    <style:style style:name="T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Основнойшрифтабзаца" style:family="text">
      <style:text-properties fo:font-style="italic" style:font-style-asian="italic"/>
    </style:style>
    <style:style style:name="P23" style:parent-style-name="Standard" style:family="paragraph">
      <style:text-properties fo:font-weight="bold" style:font-weight-asian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0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fo:font-style="italic" style:font-style-asian="italic" fo:font-size="18pt" style:font-size-asian="18pt" style:font-size-complex="18pt"/>
    </style:style>
    <style:style style:name="TableColumn34" style:family="table-column">
      <style:table-column-properties style:column-width="2.95in" style:use-optimal-column-width="false"/>
    </style:style>
    <style:style style:name="TableColumn35" style:family="table-column">
      <style:table-column-properties style:column-width="3.7361in" style:use-optimal-column-width="false"/>
    </style:style>
    <style:style style:name="Table33" style:family="table">
      <style:table-properties style:width="6.6861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38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39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>
        <style:tab-stops>
          <style:tab-stop style:type="left" style:position="0.6458in"/>
        </style:tab-stops>
      </style:paragraph-properties>
    </style:style>
    <style:style style:name="T42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43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44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45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>
        <style:tab-stops>
          <style:tab-stop style:type="left" style:position="0.8333in"/>
        </style:tab-stops>
      </style:paragraph-properties>
    </style:style>
    <style:style style:name="T49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50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55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56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58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59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P60" style:parent-style-name="Standard" style:family="paragraph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weight-complex="bold" fo:font-style="italic" style:font-style-asian="italic" fo:font-size="18pt" style:font-size-asian="18pt" style:font-size-complex="18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weight-complex="bold" fo:font-style="italic" style:font-style-asian="italic" fo:font-size="18pt" style:font-size-asian="18pt" style:font-size-complex="18pt"/>
    </style:style>
    <style:style style:name="P66" style:parent-style-name="Standard" style:family="paragraph">
      <style:text-properties fo:font-weight="bold" style:font-weight-asian="bold" style:font-weight-complex="bold" fo:font-style="italic" style:font-style-asian="italic" fo:font-size="18pt" style:font-size-asian="18pt" style:font-size-complex="18pt"/>
    </style:style>
    <style:style style:name="P67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8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2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3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4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7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8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81" style:parent-style-name="Абзацсписка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82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3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4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5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6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87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88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89" style:parent-style-name="Абзацсписка" style:list-style-name="LFO2" style:family="paragraph"/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6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9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99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5" style:parent-style-name="Standard" style:family="paragraph">
      <style:text-properties fo:font-weight="bold" style:font-weight-asian="bold" style:font-weight-complex="bold" fo:font-style="italic" style:font-style-asian="italic" fo:font-size="18pt" style:font-size-asian="18pt" style:font-size-complex="18pt"/>
    </style:style>
  </office:automatic-styles>
  <office:body>
    <office:text text:use-soft-page-breaks="true">
      <text:p text:style-name="P1">Тест план для интернет магазина</text:p>
      <text:p text:style-name="P2"/>
      <text:p text:style-name="P3"><text:a xlink:href="http://tescoma.ru/" office:target-frame-name="_top" xlink:show="replace"><text:span text:style-name="T4">http://tescoma.ru/</text:span></text:a></text:p>
      <text:p text:style-name="P5"/>
      <text:p text:style-name="P6"><text:s/>Введение.</text:p>
      <text:p text:style-name="P7"/>
      <text:p text:style-name="Standard"><text:span text:style-name="T8"><text:s/>Целью составления данного Тест Плана является описание процесса тестирования<text:s/></text:span><text:span text:style-name="T9">интернет-магазина</text:span><text:span text:style-name="T10"><text:s/></text:span><text:a xlink:href="http://tescoma.ru/" office:target-frame-name="_top" xlink:show="replace"><text:span text:style-name="T11">http://tescoma.ru/</text:span></text:a></text:p>
      <text:p text:style-name="P12"/>
      <text:p text:style-name="Standard"><text:span text:style-name="T13">Объект тестирования :сайт</text:span><text:span text:style-name="T14"><text:s text:c="2"/></text:span><text:a xlink:href="http://tescoma.ru/" office:target-frame-name="_top" xlink:show="replace"><text:span text:style-name="T15">http://tescoma.ru/</text:span></text:a></text:p>
      <text:p text:style-name="P16"/>
      <text:p text:style-name="Standard"><text:span text:style-name="T17">Предлагается провести</text:span><text:span text:style-name="T18">:</text:span></text:p>
      <text:p text:style-name="P19"><text:s/></text:p>
      <text:p text:style-name="Standard"><text:span text:style-name="T20"><text:s text:c="12"/>П</text:span><text:span text:style-name="T21">олное тестирование <text:s/>фунционала сайта .</text:span></text:p>
      <text:p text:style-name="Standard"><text:span text:style-name="T22"><text:s/></text:span></text:p>
      <text:p text:style-name="P23">Для всей системы:</text:p>
      <text:p text:style-name="P24"/>
      <text:p text:style-name="Standard"><text:span text:style-name="T25"><text:s text:c="8"/></text:span><text:span text:style-name="T26">Функциональное тестирование;</text:span></text:p>
      <text:p text:style-name="P27"><text:s text:c="8"/>Кросс-браузерное и кроссплатформенное тестирование;<text:s/></text:p>
      <text:p text:style-name="Standard"><text:span text:style-name="T28"><text:s text:c="7"/></text:span><text:span text:style-name="T29"><text:s/>Нагрузочное тестирование</text:span><text:span text:style-name="T30">.</text:span></text:p>
      <text:p text:style-name="P31"/>
      <text:p text:style-name="P32">Тестовое окружение:</text:p>
      <text:p text:style-name="Standard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<text:span text:style-name="T38">Браузеры</text:span><text:span text:style-name="T39">:</text:span></text:p>
          </table:table-cell>
          <table:table-cell table:style-name="TableCell40">
            <text:p text:style-name="P41"><text:span text:style-name="T42">Chrome,Opera,Yandex,Mazila Firefox,Safari<text:s/></text:span><text:span text:style-name="T43">последних</text:span><text:span text:style-name="T44"><text:s/></text:span><text:span text:style-name="T45">версий</text:span></text:p>
          </table:table-cell>
        </table:table-row>
        <table:table-row table:style-name="TableRow46">
          <table:table-cell table:style-name="TableCell47">
            <text:p text:style-name="P48"><text:span text:style-name="T49">Операционные системы</text:span><text:span text:style-name="T50">:</text:span></text:p>
          </table:table-cell>
          <table:table-cell table:style-name="TableCell51">
            <text:p text:style-name="P52">Windows 11, ios 15.7.2</text:p>
          </table:table-cell>
        </table:table-row>
        <table:table-row table:style-name="TableRow53">
          <table:table-cell table:style-name="TableCell54">
            <text:p text:style-name="Standard"><text:span text:style-name="T55">Разрешение экрана</text:span><text:span text:style-name="T56">:</text:span></text:p>
          </table:table-cell>
          <table:table-cell table:style-name="TableCell57">
            <text:p text:style-name="Standard"><text:span text:style-name="T58">1280</text:span><text:span text:style-name="T59">x800,1280x768,1280x720,1024x768,</text:span></text:p>
            <text:p text:style-name="P60">800x600</text:p>
          </table:table-cell>
        </table:table-row>
        <table:table-row table:style-name="TableRow61">
          <table:table-cell table:style-name="TableCell62">
            <text:p text:style-name="P63">Отображение на дисплеях мобильных устройств с расширением:</text:p>
          </table:table-cell>
          <table:table-cell table:style-name="TableCell64">
            <text:p text:style-name="P65">Использовать имеющиеся</text:p>
          </table:table-cell>
        </table:table-row>
      </table:table>
      <text:p text:style-name="P66"/>
      <text:p text:style-name="P67">Тестируемый функционал сайта:</text:p>
      <text:p text:style-name="P68"><text:s text:c="7"/>Будет протестирована полная<text:s/>функциональность<text:s/>сайта.</text:p>
      <text:soft-page-break/>
      <text:p text:style-name="Обычный"><text:span text:style-name="T69">Не будет проведено тестирование безопасности и полное<text:s/></text:span><text:span text:style-name="T70">usability</text:span><text:span text:style-name="T71"><text:s/>в виду</text:span></text:p>
      <text:p text:style-name="P72">отсутствия необходимых ресурсов.</text:p>
      <text:p text:style-name="P73"/>
      <text:p text:style-name="P74">Процесс тестирования:</text:p>
      <text:p text:style-name="P75">Для максимального покрытия сайтов предполагается составление</text:p>
      <text:p text:style-name="P76">чек-листов и тест-кейсов.</text:p>
      <text:p text:style-name="P77">Критерии начала и окончания тестирования:</text:p>
      <text:p text:style-name="P78">Тестирование может быть начато, если выполнены следующие условия:</text:p>
      <text:p text:style-name="P79"><text:s text:c="5"/>1. Готова и утверждена необходимая документация;</text:p>
      <text:p text:style-name="P80">Тестирование окончено, если выполнены следующие условия:</text:p>
      <text:list text:style-name="LFO1" text:continue-numbering="true">
        <text:list-item>
          <text:p text:style-name="P81">Все найденные дефекты задокументированы.</text:p>
        </text:list-item>
      </text:list>
      <text:p text:style-name="P82"/>
      <text:p text:style-name="P83"/>
      <text:p text:style-name="P84"/>
      <text:p text:style-name="P85">План работ:</text:p>
      <text:list text:style-name="LFO2" text:continue-numbering="true">
        <text:list-item>
          <text:p text:style-name="P86">Составление тест плана и чек-листа<text:s/>5 часов</text:p>
        </text:list-item>
        <text:list-item>
          <text:p text:style-name="P87">Корректировка тест плана и<text:s/>чек-листа<text:s/>1 час</text:p>
        </text:list-item>
        <text:list-item>
          <text:p text:style-name="P88">Выполнение тестов<text:s/>12 часов</text:p>
        </text:list-item>
        <text:list-item>
          <text:p text:style-name="P89"><text:s/><text:span text:style-name="T90">Написание баг-репорта</text:span><text:span text:style-name="T91"><text:s/>2 часа</text:span></text:p>
        </text:list-item>
      </text:list>
      <text:p text:style-name="P92">Дата начала проекта - <text:s/>17.02.2023г</text:p>
      <text:p text:style-name="Абзацсписка"><text:span text:style-name="T93">Дата окончания проекта –<text:s/></text:span><text:span text:style-name="T94">06.04</text:span><text:span text:style-name="T95">.2023г.</text:span></text:p>
      <text:p text:style-name="P96">Риски и ограничения:</text:p>
      <text:p text:style-name="P97">Ввиду ограниченности ресурсов, гарантировать корректное отображение</text:p>
      <text:p text:style-name="P98">сайта можем только на устройствах,<text:s/>которые есть в наличии.</text:p>
      <text:p text:style-name="P99">Тестовая документация:</text:p>
      <text:p text:style-name="P100">После окончания тестирования планируется наличие таких документов:</text:p>
      <text:p text:style-name="P101">-тест-план;</text:p>
      <text:p text:style-name="P102">-<text:s/>чек-лист;</text:p>
      <text:p text:style-name="P103">-баг-репорт.</text:p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виталий бондаренко</dc:creator>
    <meta:creation-date>2023-02-18T11:55:00Z</meta:creation-date>
    <dc:date>2023-02-18T12:50:00Z</dc:date>
    <meta:template xlink:href="Normal" xlink:type="simple"/>
    <meta:editing-cycles>3</meta:editing-cycles>
    <meta:editing-duration>PT3180S</meta:editing-duration>
    <meta:document-statistic meta:page-count="2" meta:paragraph-count="3" meta:word-count="287" meta:character-count="1921" meta:row-count="13" meta:non-whitespace-character-count="1637"/>
  </office:meta>
</office:document-meta>
</file>